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Arial, Helvetica, sans-serif"/>
    <style:font-face style:name="normal arial" svg:font-family="'normal arial', sans-serif"/>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eetings, </text:p>
      <text:p text:style-name="Standard"/>
      <text:p text:style-name="Standard">Tis I, the Chair of the very board you sit upon. No, that <text:span text:style-name="T3">I </text:span><text:span text:style-name="T4">sit upon. No</text:span>, wait...</text:p>
      <text:p text:style-name="Standard"/>
      <text:p text:style-name="Standard">Whatever. I took over keeping minutes for this edition of your CHEA Board Meeting<text:span text:style-name="T1">(TM) </text:span><text:span text:style-name="T2">. So without further ado, here they are.</text:span></text:p>
      <text:p text:style-name="Standard"><text:span text:style-name="T2"/></text:p>
      <text:p text:style-name="Standard"><text:span text:style-name="T2">Jessica M. Pawlak</text:span></text:p>
      <text:p text:style-name="Standard"><text:span text:style-name="T2">Chairperson of the Board of Community Housing Expansion of Austin</text:span></text:p>
      <text:p text:style-name="Standard"/>
      <text:p text:style-name="Standard">CHEA Board Meeting 8/29/13</text:p>
      <text:p text:style-name="Standard"/>
      <text:p text:style-name="Standard">Members of the board present:</text:p>
      <text:p text:style-name="Standard">Matt “Trip” Maker, CHEA Treasurer</text:p>
      <text:p text:style-name="Standard">Donny Goff, CHEA Member at Large</text:p>
      <text:p text:style-name="Standard">Jessica Pawlak, CHEA Chairperson</text:p>
      <text:p text:style-name="Standard"/>
      <text:p text:style-name="Standard">Minutes taken by Jessica Pawlak</text:p>
      <text:p text:style-name="Standard"/>
      <text:p text:style-name="Standard">As required by CHEA bylaws, the board is required to make a formal announcement, at least 72 hours in advance of meeting, of an agenda to meet and make official changes. Since the board did not announce an agenda, the meeting held was held for discussion of any pressing matters brought to the table by CHEA members. </text:p>
      <text:p text:style-name="Standard"/>
      <text:p text:style-name="Standard">1.) Trip would like to purchase the domain 'chea.coop'. He is willing to purchase immediately, provided reimbursement can</text:p>
      <text:p text:style-name="Standard"><text:s/></text:p>
      <text:p text:style-name="Standard">2.) Discussed alternating board meeting locations between the two CHEA house locations. All members agree. The next CHEA board meeting will be held at La Reunion Cooperative, 7910 Gault Street.</text:p>
      <text:p text:style-name="Standard"/>
      <text:p text:style-name="Standard">3.) Gatlin Johnson (CHEA board secretary) will not be in attendance for the next regularly scheduled meeting, Thursday September 5<text:span text:style-name="T1">th</text:span>. Donny may be unavailable as well. The board cannot meet with less than 3 members present. </text:p>
      <text:p text:style-name="Standard">The next board meeting will be on Thursday, September 12<text:span text:style-name="T1">th</text:span>. If <text:s/>3 or more board members are available before then, notification of an earlier meeting will be e-mailed to the two house mailing lists, business(at)sasona(dot)org and members(at)lareunioncoop(dot)org at least 72 hours in advance.</text:p>
      <text:p text:style-name="Standard"/>
      <text:p text:style-name="Standard">-Discuss maintenance allocations between the houses, attempt to determine a system, or simply the allocations for this year, including how to handle maintenance reimbursements.</text:p>
      <text:p text:style-name="Standard">-Decide how to handle NASCO lease payments. <text:s/>(Happy to table if you guys figured this out already).</text:p>
      <text:p text:style-name="Standard">-Let us add one extra board member per CHEA house; Each CHEA house will nominate 3 board representatives</text:p>
      <text:p text:style-name="Standard">-Meetings should rotate between CHEA locations, unless the board as a whole decides a central or base operating location to be favorable.</text:p>
      <text:p text:style-name="Standard">-suggested "standing rule" or simply discussion regarding having board representatives solicit input from the house they represent.</text:p>
      <text:p text:style-name="Standard">- action item: what is the board legally required to do for CHEA?</text:p>
      <text:p text:style-name="Standard">-how do we create board accountability?</text:p>
      <text:p text:style-name="Standard"/>
      <text:p text:style-name="Standard">Re: Agenda Item: Discuss maintenance allocations between the houses, attempt to determine a system, or simply the allocations for this year, including how to handle maintenance reimbursements.</text:p>
      <text:p text:style-name="Standard">Donny did research- maint: 3 parts, 1 for e/ house to draw from, the 3<text:span text:style-name="T1">rd</text:span> being a shared fund that can be petitioned for.</text:p>
      <text:p text:style-name="Standard"/>
      <text:p text:style-name="Standard">we need the sasona budget; e-mail nicole; can she get us a budget report for maintenance?</text:p>
      <text:p text:style-name="Standard">Prioritizing, estimates, from both houses- attend a board mtg. Or speak with treasurer to prioritize</text:p>
      <text:p text:style-name="Standard"/>
      <text:p text:style-name="Standard">Synch. Budget cycles; reevaluate then.</text:p>
      <text:p text:style-name="Standard"/>
      <text:p text:style-name="Standard">Discussion about NASCO's policies with the NASCO houses, and division methods inc. emergency needs.</text:p>
      <text:p text:style-name="Standard"/>
      <text:p text:style-name="Standard">see the other house's processes</text:p>
      <text:p text:style-name="Standard">maybe see how NASCO handles this? </text:p>
      <text:p text:style-name="Standard"/>
      <text:p text:style-name="Standard">5 year perspective to planning this. Cost of running Sasona is fairly stable. LR has excess maint. Needs that don't nec. Affect it's cost of being run. (Though LR has a long way to go.)</text:p>
      <text:p text:style-name="Standard"/>
      <text:p text:style-name="Standard">Board could make this decision; what would that policy look like?</text:p>
      <text:p text:style-name="Standard">Budget</text:p>
      <text:p text:style-name="Standard"><text:bookmark text:name="hotword17"/><text:bookmark text:name="hotword16"/>an <text:bookmark text:name="hotword15"/>estimate, <text:bookmark text:name="hotword14"/>often <text:bookmark text:name="hotword13"/>itemized, <text:bookmark text:name="hotword12"/>of <text:bookmark text:name="hotword11"/>expected <text:bookmark text:name="hotword10"/>income <text:bookmark text:name="hotword9"/>and <text:bookmark text:name="hotword8"/>expense <text:bookmark text:name="hotword7"/>for <text:bookmark text:name="hotword6"/>a <text:bookmark text:name="hotword5"/>given <text:bookmark text:name="hotword4"/>period <text:bookmark text:name="hotword3"/>in <text:bookmark text:name="hotword2"/>the <text:bookmark text:name="hotword1"/>future.</text:p>
      <text:p text:style-name="Standard"><text:bookmark text:name="hotword29"/><text:bookmark text:name="hotword28"/>a <text:bookmark text:name="hotword27"/>plan <text:bookmark text:name="hotword26"/>of <text:bookmark text:name="hotword25"/>operations <text:bookmark text:name="hotword24"/>based <text:bookmark text:name="hotword23"/>on <text:bookmark text:name="hotword22"/>such <text:bookmark text:name="hotword21"/>an <text:bookmark text:name="hotword20"/>estimate.</text:p>
      <text:p text:style-name="Standard"><text:bookmark text:name="hotword43"/><text:bookmark text:name="hotword42"/>an <text:bookmark text:name="hotword41"/>itemized <text:bookmark text:name="hotword40"/>allotment <text:bookmark text:name="hotword39"/>of <text:bookmark text:name="hotword38"/>funds, <text:bookmark text:name="hotword37"/>time, <text:bookmark text:name="hotword36"/>etc., <text:bookmark text:name="hotword35"/>for <text:bookmark text:name="hotword34"/>a <text:bookmark text:name="hotword33"/>given <text:bookmark text:name="hotword32"/>period.</text:p>
      <text:p text:style-name="Standard"/>
      <text:p text:style-name="Standard">Rational for budget, Board responsibility to proper maintenance allocations</text:p>
      <text:p text:style-name="Standard">Ideas for defining the ratio in the budget:</text:p>
      <text:p text:style-name="Standard"/>
      <text:p text:style-name="Standard">How many members are you supporting</text:p>
      <text:p text:style-name="Standard">sq footage and overall condition</text:p>
      <text:p text:style-name="Standard">capacity</text:p>
      <text:p text:style-name="Standard">layout (i.e. apartments vs one large house)</text:p>
      <text:p text:style-name="Standard"/>
      <text:p text:style-name="Standard">help getting a base number:</text:p>
      <text:p text:style-name="Standard">How much do we get from NASCO (% of lease payment returns as maint.)</text:p>
      <text:p text:style-name="Standard">-Sasona's pymt</text:p>
      <text:p text:style-name="Standard">-LR pymt</text:p>
      <text:p text:style-name="Standard"/>
      <text:p text:style-name="Standard">Next Meeting Agenda:</text:p>
      <text:p text:style-name="Standard"/>
      <text:p text:style-name="Standard">-domain purchase and reimbursement to Trip</text:p>
      <text:p text:style-name="Standard">-donny's proposal about the budget inv process inc. treasurers and maint coord to come up with base line numbers</text:p>
      <text:p text:style-name="Standard"/>
      <text:p text:style-name="Standard">-Discuss maintenance allocations between the houses, attempt to determine a system, or simply the allocations for this year, including how to handle maintenance reimbursements.</text:p>
      <text:p text:style-name="Standard">-Decide how to handle NASCO lease payments. <text:s/>(Happy to table if you guys figured this out already).</text:p>
      <text:p text:style-name="Standard">-Let us add one extra board member per CHEA house; Each CHEA house will nominate 3 board representatives</text:p>
      <text:p text:style-name="Standard">-Meetings should rotate between CHEA locations, unless the board as a whole decides a central or base operating location to be favorable.</text:p>
      <text:p text:style-name="Standard">-suggested "standing rule" or simply discussion regarding having board representatives solicit input from the house they represent.</text:p>
      <text:p text:style-name="Standard">- action item: what is the board legally required to do for CHEA?</text:p>
      <text:p text:style-name="Standard">-how do we create board accountability?</text:p>
      <text:p text:style-name="Standard"/>
      <text:p text:style-name="Standard">Jessica's proposed meeting structure (as a standing rule):</text:p>
      <text:p text:style-name="Standard"/>
      <text:p text:style-name="Standard">Begin meeting. Check ups about the last meeting's minutes. Action Item reports. Agenda Item discussions. Open discussion for New Business. Settle next week's agenda. General consensus to end meeting. Adjourn.</text:p>
      <text:p text:style-name="Standard"/>
      <text:p text:style-name="Standard">This Standing Rule is something I wanted to suggest more for Bureaucratic reasons than anything else. I'm am very open to discussion, alterations and/or dissent to this. : )</text:p>
      <text:p text:style-name="Standard"/>
      <text:p text:style-name="Standard">Jessica's proposed election structure:</text:p>
      <text:p text:style-name="Standard"/>
      <text:p text:style-name="Standard">CHEA may not always have just two houses, but we currently only have 4 members. The CHEA board may not meet with less than 3, according to the state of Texas. I propose we increase the size of our board, either by:</text:p>
      <text:p text:style-name="Standard">1- Have each CHEA house nominate one member as Board Representative. Continue current policy to hold an organization-wide election for Chair, Treasurer and Secretary. This will increase the current possible board membership to five. Since the current Board Representative position is held by Donny, who lives at La Reunion, this proposal assumes that Sasona would then have to elect its own Board Representative.</text:p>
      <text:p text:style-name="Standard">2- Have each CHEA house nominate two members as Board Representatives. Continue current policy to hold an organization-wide election for Chair, Treasurer and Secretary. This will increase the current possible board membership to five. Since the current Board Representative position is held by Donny, who lives at La Reunion, this proposal assumes that Sasona would then have to elect its own Board Representati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Arial, Helvetica, sans-serif"/>
    <style:font-face style:name="normal arial" svg:font-family="'normal arial', sans-serif"/>
    <style:font-face style:name="verdana" svg:font-family="verdan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9T16:26:03.43</meta:creation-date>
    <dc:date>2013-08-30T05:53:42.99</dc:date>
    <meta:editing-duration>PT7H41M52S</meta:editing-duration>
    <meta:editing-cycles>9</meta:editing-cycles>
    <meta:generator>OpenOffice.org/3.4.1$Win32 OpenOffice.org_project/341m1$Build-9593</meta:generator>
    <meta:document-statistic meta:table-count="0" meta:image-count="0" meta:object-count="0" meta:page-count="1" meta:paragraph-count="65" meta:word-count="1022" meta:character-count="6339"/>
  </office:meta>
</office:document-meta>
</file>